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UrbanBody">
      <style:paragraph-properties fo:text-align="end" style:justify-single-word="fals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UrbanBody" style:list-style-name="L1"/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normal" style:font-weight-asian="normal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6"><text:span text:style-name="T8">do text</text:span></text:p><text:p text:style-name="P6"><text:span text:style-name="T8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31cm" svg:height="2.829cm" draw:z-index="0"><draw:text-box><text:p text:style-name="UrbanBody"><text:text-input text:description="Architecte-Titre">self.displayValue(self.getArchitects()[0].Vocabulary('personTitle')[0], self.getArchitects()[0].getPersonTitle())</text:text-input> <text:text-input text:description="Architecte-Nom">self.getArchitects()[0].getName1()</text:text-input> <text:text-input text:description="Architecte-Prénom">self.getArchitects()[0].getName2()</text:text-input></text:p><text:p text:style-name="UrbanBody"><text:text-input text:description="Architecte-Numéro">self.getArchitects()[0].getNumber()</text:text-input> <text:text-input text:description="Architecte-Rue">self.getArchitects()[0].getStreet()</text:text-input>, <text:text-input text:description="Architecte-CP">self.getArchitects()[0].getZipcode()</text:text-input> <text:text-input text:description="Architecte-Localité">self.getArchitects()[0].getCity()</text:text-input></text:p><text:h text:style-name="Heading_20_2" text:outline-level="2">RECOMMANDE</text:h><text:p text:style-name="P4"/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Dossier incomplet pour une demande de permis d'urbanisme</text:p>
      <text:p text:style-name="UrbanBody"/>
      <text:p text:style-name="UrbanBody"><text:span text:style-name="T4"><office:annotation><dc:creator>Gauthier Bastien</dc:creator><dc:date>2011-01-13T14:56:41</dc:date><text:p text:style-name="P6"><text:span text:style-name="T8">do text</text:span></text:p><text:p text:style-name="P6"><text:span text:style-name="T8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1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0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9">do text if len(self.getArchitects()) == 1</text:span></text:p></office:annotation><text:text-input text:description="Titre">self.getArchitects()[0].getPersonTitleValue()</text:text-input>,</text:p>
      <text:p text:style-name="UrbanBody"><office:annotation><dc:creator>Gauthier Bastien</dc:creator><dc:date>2011-02-21T09:23:46</dc:date><text:p text:style-name="P6"><text:span text:style-name="T9">do text if len(self.getArchitects()) &gt; 1</text:span></text:p></office:annotation><text:span text:style-name="T3">&lt;%Titre%&gt;</text:span>,</text:p>
      <text:p text:style-name="UrbanBody"/>
      <text:p text:style-name="UrbanBody">La demande de permis que vous avez introduite et dont le récépissé est en date du <text:text-input text:description="Date du récépissé">tool.formatDate(self.getLastDeposit().getEventDate())</text:text-input> a été examinée par les services de l'Administration Communale.</text:p>
      <text:p text:style-name="UrbanBody"/>
      <text:p text:style-name="UrbanBody">Conformément à l'article 116 §1er, al. 1er du CWATUPE et en vertu des articles 284 à 314 du CWATUPE, nous vous informons que votre demande est <text:span text:style-name="T6">incomplète</text:span>.</text:p>
      <text:p text:style-name="UrbanBody"/>
      <text:p text:style-name="UrbanBody">Vous trouverez ci-dessous un <text:span text:style-name="T5">relevé des pièces manquantes</text:span>:</text:p>
      <text:section text:style-name="Sect1" text:name="Section1">
        <text:list xml:id="list38616117" text:style-name="L1">
          <text:list-item>
            <text:p text:style-name="P5"><office:annotation><dc:creator>Stéphan Geulette</dc:creator><dc:date>2011-03-31T15:08:14</dc:date><text:p text:style-name="P6"><text:span text:style-name="T8">do section- for missingPart in self.getMissingParts()</text:span></text:p></office:annotation><text:span text:style-name="T7"><text:text-input text:description="Titre du demandeur">self.templateMissingPartsFullname(missingPart)</text:text-input></text:span></text:p>
          </text:list-item>
        </text:list>
      </text:section>
      <text:p text:style-name="UrbanBody"><office:annotation><dc:creator>Stéphan Geulette</dc:creator><dc:date>2011-04-01T14:01:18</dc:date><text:p text:style-name="P6"><text:span text:style-name="T8">do text </text:span></text:p><text:p text:style-name="P6"><text:span text:style-name="T8">from xhtml(self.getMissingPartsDetails(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permis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6"><text:span text:style-name="T9">do text if len(self.getArchitects()) == 1</text:span></text:p></office:annotation>Demeurant à votre disposition, nous vous prions d'agréer, <text:text-input text:description="Titre">self.getArchitects()[0].getPersonTitleValue()</text:text-input>, nos salutations distinguées.</text:p>
      <text:p text:style-name="UrbanBody"><office:annotation><dc:creator>Gauthier Bastien</dc:creator><dc:date>2011-02-21T09:23:46</dc:date><text:p text:style-name="P6"><text:span text:style-name="T9">do text if len(self.getArchitec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8">do text</text:span></text:p><text:p text:style-name="P6"><text:span text:style-name="T8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401</meta:generator>
    <meta:creation-date>2009-07-27T10:37:25</meta:creation-date>
    <dc:date>2011-11-15T10:31:57</dc:date>
    <dc:language>fr-FR</dc:language>
    <meta:editing-cycles>84</meta:editing-cycles>
    <meta:editing-duration>P1DT10H20M26S</meta:editing-duration>
    <dc:creator>sde </dc:creator>
    <meta:document-statistic meta:table-count="0" meta:image-count="0" meta:object-count="0" meta:page-count="1" meta:paragraph-count="24" meta:word-count="179" meta:character-count="1788"/>
    <meta:user-defined meta:name="Info 1"/>
    <meta:user-defined meta:name="Info 2"/>
    <meta:user-defined meta:name="Info 3"/>
    <meta:user-defined meta:name="Info 4"/>
  </office:meta>
</office:document-meta>
</file>